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officeooo:rsid="001ce401" officeooo:paragraph-rsid="000afcad"/>
    </style:style>
    <style:style style:name="P2" style:family="paragraph" style:parent-style-name="Standard">
      <style:text-properties style:font-name="DejaVu Sans Condensed" fo:font-size="16pt" fo:font-weight="bold" officeooo:rsid="001ce401" officeooo:paragraph-rsid="000afca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" fo:font-size="16pt" fo:font-weight="bold" officeooo:rsid="000afcad" officeooo:paragraph-rsid="000afca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ans Condensed" officeooo:rsid="000afcad" officeooo:paragraph-rsid="000afcad"/>
    </style:style>
    <style:style style:name="P5" style:family="paragraph" style:parent-style-name="Standard">
      <style:text-properties style:font-name="DejaVu Sans Condensed" officeooo:rsid="000afcad" officeooo:paragraph-rsid="000efe52"/>
    </style:style>
    <style:style style:name="P6" style:family="paragraph" style:parent-style-name="Standard">
      <style:text-properties style:font-name="DejaVu Sans Condensed" fo:font-style="italic" officeooo:rsid="000afcad" officeooo:paragraph-rsid="000afcad" style:font-style-asian="italic" style:font-style-complex="italic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officeooo:rsid="000efe52"/>
    </style:style>
    <style:style style:name="T3" style:family="text">
      <style:text-properties style:font-name="DejaVu Sans Condensed"/>
    </style:style>
    <style:style style:name="T4" style:family="text">
      <style:text-properties style:font-name="DejaVu Sans Condensed" fo:font-style="italic" style:font-style-asian="italic" style:font-style-complex="italic"/>
    </style:style>
    <style:style style:name="T5" style:family="text">
      <style:text-properties style:font-name="DejaVu Sans Condensed" officeooo:rsid="000dc029"/>
    </style:style>
    <style:style style:name="T6" style:family="text">
      <style:text-properties style:font-name="DejaVu Sans Condensed" officeooo:rsid="000efe52"/>
    </style:style>
    <style:style style:name="T7" style:family="text">
      <style:text-properties officeooo:rsid="000c3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ework <text:span text:style-name="T7">problems 33-36 </text:span>from Chapter 1</text:p>
      <text:p text:style-name="P2"/>
      <text:p text:style-name="P1">CSC 134 – section 200 – Fall 2014</text:p>
      <text:p text:style-name="P1"/>
      <text:p text:style-name="P1">Walter Vaughan</text:p>
      <text:p text:style-name="P1"/>
      <text:p text:style-name="P1"/>
      <text:p text:style-name="P4">33. <text:tab/>7</text:p>
      <text:p text:style-name="P4"/>
      <text:p text:style-name="P4">34. <text:tab/>28</text:p>
      <text:p text:style-name="P4"/>
      <text:p text:style-name="P4">35. <text:tab/>365</text:p>
      <text:p text:style-name="P4"/>
      <text:p text:style-name="P5">36. <text:tab/>The <text:span text:style-name="T3">variable</text:span> <text:span text:style-name="T1">area</text:span><text:span text:style-name="T3"> is initialized with the values of </text:span><text:span text:style-name="T1">width</text:span><text:span text:style-name="T3"> and </text:span><text:span text:style-name="T1">length</text:span><text:span text:style-name="T3">, but </text:span><text:span text:style-name="T5">the values <text:tab/>for</text:span><text:span text:style-name="T3"> those </text:span><text:span text:style-name="T5">dimension variables have not yet been entered by the user </text:span><text:span text:style-name="T6">when that <text:tab/>action is performed</text:span><text:span text:style-name="T5">. </text:span><text:span text:style-name="T6">If we were defining </text:span><text:span text:style-name="T2">area</text:span><text:span text:style-name="T6"> as a function of the inputs </text:span><text:span text:style-name="T1">width</text:span><text:span text:style-name="T3"> and <text:tab/></text:span><text:span text:style-name="T1">length</text:span><text:span text:style-name="T3">, </text:span><text:span text:style-name="T6">then this order of declaration would be fine, but we are procedurally <text:tab/>defining a specific variable</text:span><text:span text:style-name="T3">. A correct psuedocode algorithm would look like this:</text:span></text:p>
      <text:p text:style-name="P4"/>
      <text:p text:style-name="P4"><text:span text:style-name="T3"><text:tab/></text:span><text:span text:style-name="T4">Display “What is the room's width?”.</text:span></text:p>
      <text:p text:style-name="P6"><text:span text:style-name="T3"><text:tab/>Input </text:span><text:span text:style-name="T1">width</text:span><text:span text:style-name="T3">.</text:span></text:p>
      <text:p text:style-name="P6"><text:span text:style-name="T3"><text:tab/>Display “What is the room's length?”.</text:span></text:p>
      <text:p text:style-name="P6"><text:span text:style-name="T3"><text:tab/>Input </text:span><text:span text:style-name="T1">length</text:span><text:span text:style-name="T3">.</text:span></text:p>
      <text:p text:style-name="P6"><text:span text:style-name="T3"><text:tab/></text:span><text:span text:style-name="T2">a</text:span><text:span text:style-name="T1">rea</text:span><text:span text:style-name="T3"> = </text:span><text:span text:style-name="T1">width</text:span><text:span text:style-name="T3"> x </text:span><text:span text:style-name="T1">length</text:span><text:span text:style-name="T3">.</text:span></text:p>
      <text:p text:style-name="P6"><text:span text:style-name="T3"><text:tab/>Display </text:span><text:span text:style-name="T1">area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7:59:48.945581708</meta:creation-date>
    <dc:date>2014-08-21T18:43:16.689470283</dc:date>
    <meta:editing-duration>PT38M18S</meta:editing-duration>
    <meta:editing-cycles>5</meta:editing-cycles>
    <meta:generator>LibreOffice/4.2.5.2$Linux_X86_64 LibreOffice_project/420m0$Build-2</meta:generator>
    <meta:document-statistic meta:table-count="0" meta:image-count="0" meta:object-count="0" meta:page-count="1" meta:paragraph-count="13" meta:word-count="114" meta:character-count="661" meta:non-whitespace-character-count="544"/>
  </office:meta>
</office:document-meta>
</file>